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000000200C2ABCAB7CA034966.jpg" manifest:media-type="image/jpeg"/>
  <manifest:file-entry manifest:full-path="Pictures/100000000000005E0000005EEDF0F9B8B236D87E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erne" svg:font-family="Cerne" style:font-pitch="variable"/>
    <style:font-face style:name="Cerne1" svg:font-family="Cerne" style:font-adornments="Regular" style:font-pitch="variable"/>
    <style:font-face style:name="Cerne:cv04&amp;cv16&amp;cv21&amp;cv24" svg:font-family="Cerne:cv04&amp;cv16&amp;cv21&amp;cv24" style:font-pitch="variable"/>
    <style:font-face style:name="Cerne:cv12" svg:font-family="Cerne:cv12" style:font-pitch="variable"/>
    <style:font-face style:name="Cerne:cv18" svg:font-family="Cerne:cv18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0" svg:font-family="Cerne:cv30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0" svg:font-family="Cerne:hist&amp;cv40" style:font-pitch="variable"/>
    <style:font-face style:name="Cerne:hist&amp;cv48&amp;cv79" svg:font-family="Cerne:hist&amp;cv48&amp;cv79" style:font-pitch="variable"/>
    <style:font-face style:name="Cerne:hist&amp;dlig" svg:font-family="Cerne:hist&amp;dlig" style:font-pitch="variable"/>
    <style:font-face style:name="Cerne:hist&amp;ss02" svg:font-family="Cerne:hist&amp;ss02" style:font-pitch="variable"/>
    <style:font-face style:name="Cerne:hist&amp;ss05" svg:font-family="Cerne:hist&amp;ss05" style:font-pitch="variable"/>
    <style:font-face style:name="Cerne:ss02" svg:font-family="Cerne:ss02" style:font-pitch="variable"/>
    <style:font-face style:name="Cerne:ss03" svg:font-family="Cerne:ss03" style:font-pitch="variable"/>
    <style:font-face style:name="Cerne:ss2" svg:font-family="Cerne:ss2" style:font-pitch="variable"/>
    <style:font-face style:name="Elstob" svg:font-family="Elstob" style:font-adornments="Regular" style:font-pitch="variable"/>
    <style:font-face style:name="ElstobD1" svg:font-family="ElstobD" style:font-pitch="variable"/>
    <style:font-face style:name="ElstobD" svg:font-family="ElstobD" style:font-adornments="Regular" style:font-pitch="variable"/>
    <style:font-face style:name="ElstobD:cv51" svg:font-family="ElstobD:cv51" style:font-pitch="variable"/>
    <style:font-face style:name="ElstobD:dlig" svg:font-family="ElstobD:dlig" style:font-pitch="variable"/>
    <style:font-face style:name="JuniusX" svg:font-family="JuniusX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background-color="#dee6ef" fo:padding="0.0201in" fo:border="none" style:writing-mode="page">
        <style:background-image/>
      </style:table-cell-properties>
    </style:style>
    <style:style style:name="Table1.B1" style:family="table-cell">
      <style:table-cell-properties fo:padding="0.0201in" fo:border="none" style:writing-mode="page"/>
    </style:style>
    <style:style style:name="Table1.D1" style:family="table-cell">
      <style:table-cell-properties fo:padding="0.0201in" fo:border="none" style:writing-mode="page"/>
    </style:style>
    <style:style style:name="Table1.F1" style:family="table-cell">
      <style:table-cell-properties fo:padding="0.0201in" fo:border="none" style:writing-mode="page"/>
    </style:style>
    <style:style style:name="Table1.H1" style:family="table-cell">
      <style:table-cell-properties fo:padding="0.0201in" fo:border="none" style:writing-mode="page"/>
    </style:style>
    <style:style style:name="Table1.B2" style:family="table-cell">
      <style:table-cell-properties fo:padding="0.0201in" fo:border="none" style:writing-mode="page"/>
    </style:style>
    <style:style style:name="Table1.D2" style:family="table-cell">
      <style:table-cell-properties fo:padding="0.0201in" fo:border="none" style:writing-mode="page"/>
    </style:style>
    <style:style style:name="Table1.F2" style:family="table-cell">
      <style:table-cell-properties fo:padding="0.0201in" fo:border="none" style:writing-mode="page"/>
    </style:style>
    <style:style style:name="Table1.H2" style:family="table-cell">
      <style:table-cell-properties fo:padding="0.0201in" fo:border="none" style:writing-mode="page"/>
    </style:style>
    <style:style style:name="Table1.B3" style:family="table-cell">
      <style:table-cell-properties fo:padding="0.0201in" fo:border="none" style:writing-mode="page"/>
    </style:style>
    <style:style style:name="Table1.D3" style:family="table-cell">
      <style:table-cell-properties fo:padding="0.0201in" fo:border="none" style:writing-mode="page"/>
    </style:style>
    <style:style style:name="Table1.F3" style:family="table-cell">
      <style:table-cell-properties fo:padding="0.0201in" fo:border="none" style:writing-mode="page"/>
    </style:style>
    <style:style style:name="Table1.H3" style:family="table-cell">
      <style:table-cell-properties fo:padding="0.0201in" fo:border="none" style:writing-mode="page"/>
    </style:style>
    <style:style style:name="Table1.B4" style:family="table-cell">
      <style:table-cell-properties fo:padding="0.0201in" fo:border="none" style:writing-mode="page"/>
    </style:style>
    <style:style style:name="Table1.D4" style:family="table-cell">
      <style:table-cell-properties fo:padding="0.0201in" fo:border="none" style:writing-mode="page"/>
    </style:style>
    <style:style style:name="Table1.F4" style:family="table-cell">
      <style:table-cell-properties fo:padding="0.0201in" fo:border="none" style:writing-mode="page"/>
    </style:style>
    <style:style style:name="Table1.H4" style:family="table-cell">
      <style:table-cell-properties fo:padding="0.0201in" fo:border="none" style:writing-mode="page"/>
    </style:style>
    <style:style style:name="Table1.B5" style:family="table-cell">
      <style:table-cell-properties fo:padding="0.0201in" fo:border="none" style:writing-mode="page"/>
    </style:style>
    <style:style style:name="Table1.D5" style:family="table-cell">
      <style:table-cell-properties fo:padding="0.0201in" fo:border="none" style:writing-mode="page"/>
    </style:style>
    <style:style style:name="Table1.F5" style:family="table-cell">
      <style:table-cell-properties fo:padding="0.0201in" fo:border="none" style:writing-mode="page"/>
    </style:style>
    <style:style style:name="Table1.H5" style:family="table-cell">
      <style:table-cell-properties fo:padding="0.0201in" fo:border="none" style:writing-mode="page"/>
    </style:style>
    <style:style style:name="Table1.B6" style:family="table-cell">
      <style:table-cell-properties fo:padding="0.0201in" fo:border="none" style:writing-mode="page"/>
    </style:style>
    <style:style style:name="Table1.D6" style:family="table-cell">
      <style:table-cell-properties fo:padding="0.0201in" fo:border="none" style:writing-mode="page"/>
    </style:style>
    <style:style style:name="Table1.F6" style:family="table-cell">
      <style:table-cell-properties fo:padding="0.0201in" fo:border="none" style:writing-mode="page"/>
    </style:style>
    <style:style style:name="Table1.H6" style:family="table-cell">
      <style:table-cell-properties fo:padding="0.0201in" fo:border="none" style:writing-mode="page"/>
    </style:style>
    <style:style style:name="Table1.B7" style:family="table-cell">
      <style:table-cell-properties fo:padding="0.0201in" fo:border="none" style:writing-mode="page"/>
    </style:style>
    <style:style style:name="Table1.D7" style:family="table-cell">
      <style:table-cell-properties fo:padding="0.0201in" fo:border="none" style:writing-mode="page"/>
    </style:style>
    <style:style style:name="Table1.F7" style:family="table-cell">
      <style:table-cell-properties fo:padding="0.0201in" fo:border="none" style:writing-mode="page"/>
    </style:style>
    <style:style style:name="Table1.H7" style:family="table-cell">
      <style:table-cell-properties fo:padding="0.0201in" fo:border="none" style:writing-mode="page"/>
    </style:style>
    <style:style style:name="Table1.B8" style:family="table-cell">
      <style:table-cell-properties fo:padding="0.0201in" fo:border="none" style:writing-mode="page"/>
    </style:style>
    <style:style style:name="Table1.D8" style:family="table-cell">
      <style:table-cell-properties fo:padding="0.0201in" fo:border="none" style:writing-mode="page"/>
    </style:style>
    <style:style style:name="Table1.F8" style:family="table-cell">
      <style:table-cell-properties fo:padding="0.0201in" fo:border="none" style:writing-mode="page"/>
    </style:style>
    <style:style style:name="Table1.G8" style:family="table-cell">
      <style:table-cell-properties fo:background-color="transparent" fo:padding="0.0201in" fo:border="none" style:writing-mode="page">
        <style:background-image/>
      </style:table-cell-properties>
    </style:style>
    <style:style style:name="Table1.H8" style:family="table-cell">
      <style:table-cell-properties fo:padding="0.0201in" fo:border="none" style:writing-mode="page"/>
    </style:style>
    <style:style style:name="P1" style:family="paragraph" style:parent-style-name="Demo">
      <style:text-properties style:font-name="Cerne:hist"/>
    </style:style>
    <style:style style:name="P2" style:family="paragraph" style:parent-style-name="Demo">
      <style:text-properties fo:font-size="24pt" style:font-size-asian="24pt" style:font-size-complex="24pt"/>
    </style:style>
    <style:style style:name="P3" style:family="paragraph" style:parent-style-name="Demo">
      <style:text-properties fo:font-size="24pt" officeooo:paragraph-rsid="001e04de" style:font-size-asian="24pt" style:font-size-complex="24pt"/>
    </style:style>
    <style:style style:name="P4" style:family="paragraph" style:parent-style-name="Demo">
      <style:paragraph-properties fo:text-align="center" style:justify-single-word="false"/>
      <style:text-properties fo:font-size="24pt" officeooo:paragraph-rsid="003f92bf" style:font-size-asian="24pt" style:font-size-complex="24pt"/>
    </style:style>
    <style:style style:name="P5" style:family="paragraph" style:parent-style-name="Demo">
      <style:text-properties officeooo:paragraph-rsid="0041ba71"/>
    </style:style>
    <style:style style:name="P6" style:family="paragraph" style:parent-style-name="Demo">
      <style:text-properties officeooo:paragraph-rsid="00635ddd"/>
    </style:style>
    <style:style style:name="P7" style:family="paragraph" style:parent-style-name="Demo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ElstobD" officeooo:rsid="00242185" officeooo:paragraph-rsid="00242185"/>
    </style:style>
    <style:style style:name="P9" style:family="paragraph" style:parent-style-name="Table_20_Contents">
      <style:paragraph-properties fo:text-align="center" style:justify-single-word="false"/>
      <style:text-properties style:font-name="ElstobD" officeooo:rsid="00242185" officeooo:paragraph-rsid="00508da5"/>
    </style:style>
    <style:style style:name="P10" style:family="paragraph" style:parent-style-name="Table_20_Contents">
      <style:paragraph-properties fo:text-align="center" style:justify-single-word="false"/>
      <style:text-properties style:font-name="ElstobD" officeooo:rsid="00253f8a" officeooo:paragraph-rsid="00253f8a"/>
    </style:style>
    <style:style style:name="P11" style:family="paragraph" style:parent-style-name="Table_20_Contents">
      <style:paragraph-properties fo:text-align="center" style:justify-single-word="false"/>
      <style:text-properties style:font-name="ElstobD" officeooo:rsid="00508da5" officeooo:paragraph-rsid="00508da5"/>
    </style:style>
    <style:style style:name="P12" style:family="paragraph" style:parent-style-name="Table_20_Contents">
      <style:paragraph-properties fo:text-align="center" style:justify-single-word="false"/>
      <style:text-properties style:font-name="ElstobD" officeooo:rsid="0073bdac" officeooo:paragraph-rsid="0073bdac"/>
    </style:style>
    <style:style style:name="P13" style:family="paragraph" style:parent-style-name="Table_20_Contents">
      <style:paragraph-properties fo:text-align="center" style:justify-single-word="false"/>
      <style:text-properties style:font-name="ElstobD" officeooo:rsid="0075115e" officeooo:paragraph-rsid="0075115e"/>
    </style:style>
    <style:style style:name="P14" style:family="paragraph" style:parent-style-name="Text_20_body">
      <style:text-properties officeooo:rsid="00232797" officeooo:paragraph-rsid="00232797"/>
    </style:style>
    <style:style style:name="P15" style:family="paragraph" style:parent-style-name="Text_20_body">
      <style:text-properties officeooo:paragraph-rsid="00232797"/>
    </style:style>
    <style:style style:name="P16" style:family="paragraph" style:parent-style-name="Text_20_body">
      <style:text-properties officeooo:rsid="00240c01" officeooo:paragraph-rsid="00240c01"/>
    </style:style>
    <style:style style:name="P17" style:family="paragraph" style:parent-style-name="Text_20_body">
      <style:text-properties officeooo:paragraph-rsid="00253f8a"/>
    </style:style>
    <style:style style:name="P18" style:family="paragraph" style:parent-style-name="Text_20_body">
      <style:text-properties officeooo:paragraph-rsid="002e114f"/>
    </style:style>
    <style:style style:name="P19" style:family="paragraph" style:parent-style-name="Text_20_body">
      <style:paragraph-properties fo:text-align="center" style:justify-single-word="false"/>
      <style:text-properties style:font-name="Cerne" fo:font-size="32pt" officeooo:rsid="00232797" officeooo:paragraph-rsid="00232797" style:font-size-asian="32pt" style:font-size-complex="32pt"/>
    </style:style>
    <style:style style:name="P20" style:family="paragraph" style:parent-style-name="Text_20_body">
      <style:paragraph-properties fo:text-align="center" style:justify-single-word="false"/>
      <style:text-properties style:font-name="Cerne" fo:font-size="32pt" style:font-size-asian="32pt" style:font-size-complex="32pt"/>
    </style:style>
    <style:style style:name="P21" style:family="paragraph" style:parent-style-name="Text_20_body">
      <style:text-properties officeooo:paragraph-rsid="00240c01"/>
    </style:style>
    <style:style style:name="P22" style:family="paragraph" style:parent-style-name="Text_20_body">
      <style:paragraph-properties fo:text-align="center" style:justify-single-word="false"/>
      <style:text-properties style:font-name="Cerne:hist&amp;cv48&amp;cv79" fo:font-size="32pt" officeooo:rsid="00382383" officeooo:paragraph-rsid="00382383" style:font-size-asian="32pt" style:font-size-complex="32pt"/>
    </style:style>
    <style:style style:name="P23" style:family="paragraph" style:parent-style-name="Text_20_body">
      <style:text-properties officeooo:paragraph-rsid="0035587f"/>
    </style:style>
    <style:style style:name="P24" style:family="paragraph" style:parent-style-name="Text_20_body">
      <style:text-properties officeooo:rsid="003e58ae" officeooo:paragraph-rsid="003e58ae"/>
    </style:style>
    <style:style style:name="P25" style:family="paragraph" style:parent-style-name="Text_20_body">
      <style:text-properties officeooo:rsid="0073bdac" officeooo:paragraph-rsid="0073bdac"/>
    </style:style>
    <style:style style:name="P26" style:family="paragraph" style:parent-style-name="Text_20_body">
      <style:text-properties officeooo:paragraph-rsid="0073bdac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ext_20_body">
      <style:paragraph-properties fo:margin-top="0.2in" fo:margin-bottom="0.1in" style:contextual-spacing="false" fo:text-align="center" style:justify-single-word="false"/>
      <style:text-properties officeooo:rsid="003f92bf" officeooo:paragraph-rsid="003f92bf"/>
    </style:style>
    <style:style style:name="P29" style:family="paragraph" style:parent-style-name="Text_20_body">
      <style:paragraph-properties fo:margin-top="0.2in" fo:margin-bottom="0.1in" style:contextual-spacing="false" fo:text-align="center" style:justify-single-word="false"/>
      <style:text-properties style:font-name="ElstobD:dlig" fo:font-style="italic" officeooo:rsid="0073bdac" officeooo:paragraph-rsid="0073bdac" style:font-style-asian="italic" style:font-style-complex="italic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06a65be"/>
    </style:style>
    <style:style style:name="P31" style:family="paragraph" style:parent-style-name="Heading_20_1">
      <style:paragraph-properties fo:margin-top="0.2in" fo:margin-bottom="0in" style:contextual-spacing="false"/>
    </style:style>
    <style:style style:name="T1" style:family="text">
      <style:text-properties officeooo:rsid="001c7ca1"/>
    </style:style>
    <style:style style:name="T2" style:family="text">
      <style:text-properties style:font-name="Cerne:ss02"/>
    </style:style>
    <style:style style:name="T3" style:family="text">
      <style:text-properties style:font-name="Cerne:ss02" officeooo:rsid="00362f53"/>
    </style:style>
    <style:style style:name="T4" style:family="text">
      <style:text-properties style:font-name="Cerne:ss02" officeooo:rsid="003f92bf"/>
    </style:style>
    <style:style style:name="T5" style:family="text">
      <style:text-properties style:font-name="Cerne:ss02" officeooo:rsid="001e04de"/>
    </style:style>
    <style:style style:name="T6" style:family="text">
      <style:text-properties style:font-name="Cerne:ss02" fo:font-size="24pt" officeooo:rsid="005d65f9" style:font-size-asian="24pt" style:font-size-complex="24pt"/>
    </style:style>
    <style:style style:name="T7" style:family="text">
      <style:text-properties style:font-name="Cerne:ss02" fo:font-size="22pt" officeooo:rsid="00635ddd" style:font-size-asian="22pt" style:font-size-complex="22pt"/>
    </style:style>
    <style:style style:name="T8" style:family="text">
      <style:text-properties officeooo:rsid="001e04de"/>
    </style:style>
    <style:style style:name="T9" style:family="text">
      <style:text-properties style:font-name="Cerne1" officeooo:rsid="001e04de"/>
    </style:style>
    <style:style style:name="T10" style:family="text">
      <style:text-properties style:font-name="Cerne1" officeooo:rsid="0020e8b9"/>
    </style:style>
    <style:style style:name="T11" style:family="text">
      <style:text-properties style:font-name="Cerne1" officeooo:rsid="001f9cb7"/>
    </style:style>
    <style:style style:name="T12" style:family="text">
      <style:text-properties style:font-name="Cerne1" officeooo:rsid="0040771a"/>
    </style:style>
    <style:style style:name="T13" style:family="text">
      <style:text-properties style:font-name="Cerne1" officeooo:rsid="00216589"/>
    </style:style>
    <style:style style:name="T14" style:family="text">
      <style:text-properties style:font-name="Cerne1" officeooo:rsid="0038f23c"/>
    </style:style>
    <style:style style:name="T15" style:family="text">
      <style:text-properties style:font-name="Cerne1" officeooo:rsid="0038f7fc"/>
    </style:style>
    <style:style style:name="T16" style:family="text">
      <style:text-properties style:font-name="Cerne1" officeooo:rsid="0044d874"/>
    </style:style>
    <style:style style:name="T17" style:family="text">
      <style:text-properties style:font-name="Cerne1" fo:font-size="24pt" officeooo:rsid="00216589" style:font-size-asian="24pt" style:font-size-complex="24pt"/>
    </style:style>
    <style:style style:name="T18" style:family="text">
      <style:text-properties style:font-name="Cerne1" fo:font-size="24pt" officeooo:rsid="0041ba71" style:font-size-asian="24pt" style:font-size-complex="24pt"/>
    </style:style>
    <style:style style:name="T19" style:family="text">
      <style:text-properties style:font-name="Cerne1" fo:font-size="24pt" officeooo:rsid="005d65f9" style:font-size-asian="24pt" style:font-size-complex="24pt"/>
    </style:style>
    <style:style style:name="T20" style:family="text">
      <style:text-properties style:font-name="Cerne1" fo:font-size="24pt" officeooo:rsid="004510a5" style:font-size-asian="24pt" style:font-size-complex="24pt"/>
    </style:style>
    <style:style style:name="T21" style:family="text">
      <style:text-properties style:font-name="Cerne1" fo:font-size="24pt" officeooo:rsid="0043b132" style:font-size-asian="24pt" style:font-size-complex="24pt"/>
    </style:style>
    <style:style style:name="T22" style:family="text">
      <style:text-properties style:font-name="Cerne1" fo:font-size="24pt" officeooo:rsid="0056db5c" style:font-size-asian="24pt" style:font-size-complex="24pt"/>
    </style:style>
    <style:style style:name="T23" style:family="text">
      <style:text-properties style:font-name="Cerne1" fo:font-size="24pt" officeooo:rsid="00471520" style:font-size-asian="24pt" style:font-size-complex="24pt"/>
    </style:style>
    <style:style style:name="T24" style:family="text">
      <style:text-properties style:font-name="Cerne1" fo:font-size="24pt" officeooo:rsid="00634a52" style:font-size-asian="24pt" style:font-size-complex="24pt"/>
    </style:style>
    <style:style style:name="T25" style:family="text">
      <style:text-properties style:font-name="Cerne1" fo:font-size="24pt" officeooo:rsid="0062012d" style:font-size-asian="24pt" style:font-size-complex="24pt"/>
    </style:style>
    <style:style style:name="T26" style:family="text">
      <style:text-properties style:font-name="Cerne1" fo:font-size="24pt" officeooo:rsid="00635ddd" style:font-size-asian="24pt" style:font-size-complex="24pt"/>
    </style:style>
    <style:style style:name="T27" style:family="text">
      <style:text-properties style:font-name="Cerne1" officeooo:rsid="003f92bf"/>
    </style:style>
    <style:style style:name="T28" style:family="text">
      <style:text-properties officeooo:rsid="001f9cb7"/>
    </style:style>
    <style:style style:name="T29" style:family="text">
      <style:text-properties officeooo:rsid="0020e8b9"/>
    </style:style>
    <style:style style:name="T30" style:family="text">
      <style:text-properties style:font-name="Cerne:cv22" officeooo:rsid="001e04de"/>
    </style:style>
    <style:style style:name="T31" style:family="text">
      <style:text-properties style:font-name="Cerne:cv04&amp;cv16&amp;cv21&amp;cv24" officeooo:rsid="001f9cb7"/>
    </style:style>
    <style:style style:name="T32" style:family="text">
      <style:text-properties style:font-name="Cerne:hist&amp;ss02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6a65be" style:font-style-asian="italic" style:font-style-complex="italic"/>
    </style:style>
    <style:style style:name="T35" style:family="text">
      <style:text-properties fo:font-style="italic" officeooo:rsid="006e3010" style:font-style-asian="italic" style:font-style-complex="italic"/>
    </style:style>
    <style:style style:name="T36" style:family="text">
      <style:text-properties officeooo:rsid="0023279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32797" style:font-weight-asian="bold" style:font-weight-complex="bold"/>
    </style:style>
    <style:style style:name="T39" style:family="text">
      <style:text-properties fo:font-weight="bold" officeooo:rsid="00240c01" style:font-weight-asian="bold" style:font-weight-complex="bold"/>
    </style:style>
    <style:style style:name="T40" style:family="text">
      <style:text-properties fo:font-weight="bold" officeooo:rsid="00399969" style:font-weight-asian="bold" style:font-weight-complex="bold"/>
    </style:style>
    <style:style style:name="T41" style:family="text">
      <style:text-properties fo:font-weight="bold" officeooo:rsid="003d2828" style:font-weight-asian="bold" style:font-weight-complex="bold"/>
    </style:style>
    <style:style style:name="T42" style:family="text">
      <style:text-properties fo:font-weight="bold" officeooo:rsid="005b186c" style:font-weight-asian="bold" style:font-weight-complex="bold"/>
    </style:style>
    <style:style style:name="T43" style:family="text">
      <style:text-properties fo:font-weight="bold" officeooo:rsid="006a65be" style:font-weight-asian="bold" style:font-weight-complex="bold"/>
    </style:style>
    <style:style style:name="T44" style:family="text">
      <style:text-properties fo:font-weight="bold" officeooo:rsid="007c3eb2" style:font-weight-asian="bold" style:font-weight-complex="bold"/>
    </style:style>
    <style:style style:name="T45" style:family="text">
      <style:text-properties style:font-name="ElstobD" officeooo:rsid="00232797"/>
    </style:style>
    <style:style style:name="T46" style:family="text">
      <style:text-properties style:font-name="ElstobD" officeooo:rsid="002e114f"/>
    </style:style>
    <style:style style:name="T47" style:family="text">
      <style:text-properties style:font-name="ElstobD" officeooo:rsid="003332cd"/>
    </style:style>
    <style:style style:name="T48" style:family="text">
      <style:text-properties style:font-name="ElstobD" officeooo:rsid="00382383"/>
    </style:style>
    <style:style style:name="T49" style:family="text">
      <style:text-properties style:font-name="ElstobD" officeooo:rsid="003c881b"/>
    </style:style>
    <style:style style:name="T50" style:family="text">
      <style:text-properties style:font-name="ElstobD" officeooo:rsid="0035587f"/>
    </style:style>
    <style:style style:name="T51" style:family="text">
      <style:text-properties style:font-name="ElstobD" fo:font-weight="bold" officeooo:rsid="0035587f" style:font-weight-asian="bold" style:font-weight-complex="bold"/>
    </style:style>
    <style:style style:name="T52" style:family="text">
      <style:text-properties style:font-name="ElstobD" fo:font-weight="bold" officeooo:rsid="00517d28" style:font-weight-asian="bold" style:font-weight-complex="bold"/>
    </style:style>
    <style:style style:name="T53" style:family="text">
      <style:text-properties style:font-name="ElstobD" officeooo:rsid="00362f53"/>
    </style:style>
    <style:style style:name="T54" style:family="text">
      <style:text-properties style:font-name="ElstobD" officeooo:rsid="00517d28"/>
    </style:style>
    <style:style style:name="T55" style:family="text">
      <style:text-properties style:font-name="ElstobD" officeooo:rsid="006a65be"/>
    </style:style>
    <style:style style:name="T56" style:family="text">
      <style:text-properties style:font-name="ElstobD" officeooo:rsid="0079b4f6"/>
    </style:style>
    <style:style style:name="T57" style:family="text">
      <style:text-properties officeooo:rsid="00240c01"/>
    </style:style>
    <style:style style:name="T58" style:family="text">
      <style:text-properties officeooo:rsid="00242185"/>
    </style:style>
    <style:style style:name="T59" style:family="text">
      <style:text-properties officeooo:rsid="002548e3"/>
    </style:style>
    <style:style style:name="T60" style:family="text">
      <style:text-properties officeooo:rsid="0027251d"/>
    </style:style>
    <style:style style:name="T61" style:family="text">
      <style:text-properties officeooo:rsid="002e114f"/>
    </style:style>
    <style:style style:name="T62" style:family="text">
      <style:text-properties officeooo:rsid="003332cd"/>
    </style:style>
    <style:style style:name="T63" style:family="text">
      <style:text-properties officeooo:rsid="00253f8a"/>
    </style:style>
    <style:style style:name="T64" style:family="text">
      <style:text-properties officeooo:rsid="0033749f"/>
    </style:style>
    <style:style style:name="T65" style:family="text">
      <style:text-properties style:font-name="Cerne:cv31"/>
    </style:style>
    <style:style style:name="T66" style:family="text">
      <style:text-properties officeooo:rsid="00362f53"/>
    </style:style>
    <style:style style:name="T67" style:family="text">
      <style:text-properties style:font-name="Cerne:ss03" officeooo:rsid="00362f53"/>
    </style:style>
    <style:style style:name="T68" style:family="text">
      <style:text-properties officeooo:rsid="00399969"/>
    </style:style>
    <style:style style:name="T69" style:family="text">
      <style:text-properties officeooo:rsid="003c881b"/>
    </style:style>
    <style:style style:name="T70" style:family="text">
      <style:text-properties style:font-name="Cerne:cv26"/>
    </style:style>
    <style:style style:name="T71" style:family="text">
      <style:text-properties officeooo:rsid="003d2828"/>
    </style:style>
    <style:style style:name="T72" style:family="text">
      <style:text-properties officeooo:rsid="003e58ae"/>
    </style:style>
    <style:style style:name="T73" style:family="text">
      <style:text-properties officeooo:rsid="003f92bf"/>
    </style:style>
    <style:style style:name="T74" style:family="text">
      <style:text-properties officeooo:rsid="0040771a"/>
    </style:style>
    <style:style style:name="T75" style:family="text">
      <style:text-properties officeooo:rsid="0043e8d0"/>
    </style:style>
    <style:style style:name="T76" style:family="text">
      <style:text-properties officeooo:rsid="00471520"/>
    </style:style>
    <style:style style:name="T77" style:family="text">
      <style:text-properties officeooo:rsid="00517d28"/>
    </style:style>
    <style:style style:name="T78" style:family="text">
      <style:text-properties officeooo:rsid="0052f98a"/>
    </style:style>
    <style:style style:name="T79" style:family="text">
      <style:text-properties officeooo:rsid="005a4ac9"/>
    </style:style>
    <style:style style:name="T80" style:family="text">
      <style:text-properties officeooo:rsid="005b186c"/>
    </style:style>
    <style:style style:name="T81" style:family="text">
      <style:text-properties style:font-name="Elstob" fo:font-size="16.1000003814697pt" fo:font-weight="normal" officeooo:rsid="005b186c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82" style:family="text">
      <style:text-properties style:font-name="Cerne:hist&amp;cv40"/>
    </style:style>
    <style:style style:name="T83" style:family="text">
      <style:text-properties style:font-name="Cerne:hist&amp;ss05"/>
    </style:style>
    <style:style style:name="T84" style:family="text">
      <style:text-properties officeooo:rsid="005c32c7"/>
    </style:style>
    <style:style style:name="T85" style:family="text">
      <style:text-properties style:font-name="ElstobD1" fo:font-size="24pt" fo:font-style="normal" fo:font-weight="250" officeooo:rsid="005d65f9" style:font-size-asian="24pt" style:font-size-complex="24pt"/>
    </style:style>
    <style:style style:name="T86" style:family="text">
      <style:text-properties style:font-name="Cerne:cv30" fo:font-size="24pt" officeooo:rsid="005d65f9" style:font-size-asian="24pt" style:font-size-complex="24pt"/>
    </style:style>
    <style:style style:name="T87" style:family="text">
      <style:text-properties style:font-name="JuniusX" fo:font-size="12pt" officeooo:rsid="00635ddd" style:font-size-asian="12pt" style:font-size-complex="12pt"/>
    </style:style>
    <style:style style:name="T88" style:family="text">
      <style:text-properties style:font-name="Cerne" fo:font-size="21pt" officeooo:rsid="00635ddd" style:font-size-asian="21pt" style:font-size-complex="21pt"/>
    </style:style>
    <style:style style:name="T89" style:family="text">
      <style:text-properties style:font-name="Cerne" fo:font-size="21pt" officeooo:rsid="00642d92" style:font-size-asian="21pt" style:font-size-complex="21pt"/>
    </style:style>
    <style:style style:name="T90" style:family="text">
      <style:text-properties style:font-name="Cerne" fo:font-size="21pt" officeooo:rsid="0068fd7e" style:font-size-asian="21pt" style:font-size-complex="21pt"/>
    </style:style>
    <style:style style:name="T91" style:family="text">
      <style:text-properties style:font-name="Cerne" fo:font-size="21pt" officeooo:rsid="00770a64" style:font-size-asian="21pt" style:font-size-complex="21pt"/>
    </style:style>
    <style:style style:name="T92" style:family="text">
      <style:text-properties style:font-name="Cerne" fo:font-size="22pt" officeooo:rsid="00635ddd" style:font-size-asian="22pt" style:font-size-complex="22pt"/>
    </style:style>
    <style:style style:name="T93" style:family="text">
      <style:text-properties style:font-name="Cerne" fo:font-size="22pt" officeooo:rsid="0068fd7e" style:font-size-asian="22pt" style:font-size-complex="22pt"/>
    </style:style>
    <style:style style:name="T94" style:family="text">
      <style:text-properties style:font-name="Cerne" fo:font-size="22pt" officeooo:rsid="006a64cd" style:font-size-asian="22pt" style:font-size-complex="22pt"/>
    </style:style>
    <style:style style:name="T95" style:family="text">
      <style:text-properties style:font-name="Cerne" fo:font-size="22pt" officeooo:rsid="00642d92" style:font-size-asian="22pt" style:font-size-complex="22pt"/>
    </style:style>
    <style:style style:name="T96" style:family="text">
      <style:text-properties style:font-name="Cerne" fo:font-size="22pt" officeooo:rsid="006651cd" style:font-size-asian="22pt" style:font-size-complex="22pt"/>
    </style:style>
    <style:style style:name="T97" style:family="text">
      <style:text-properties style:font-name="Cerne" fo:font-size="22pt" officeooo:rsid="007a4bd1" style:font-size-asian="22pt" style:font-size-complex="22pt"/>
    </style:style>
    <style:style style:name="T98" style:family="text">
      <style:text-properties fo:color="#694c42" loext:opacity="100%" style:font-name="ElstobD1" fo:font-size="12pt" officeooo:rsid="00642d92" style:font-size-asian="12pt" style:font-size-complex="12pt"/>
    </style:style>
    <style:style style:name="T99" style:family="text">
      <style:text-properties fo:color="#694c42" loext:opacity="100%" style:font-name="ElstobD1" fo:font-size="12pt" officeooo:rsid="0065834a" style:font-size-asian="12pt" style:font-size-complex="12pt"/>
    </style:style>
    <style:style style:name="T100" style:family="text">
      <style:text-properties fo:color="#694c42" loext:opacity="100%" style:font-name="ElstobD1" fo:font-size="12pt" officeooo:rsid="0068fd7e" style:font-size-asian="12pt" style:font-size-complex="12pt"/>
    </style:style>
    <style:style style:name="T101" style:family="text">
      <style:text-properties fo:color="#694c42" loext:opacity="100%" style:font-name="ElstobD1" fo:font-size="12pt" officeooo:rsid="00635ddd" style:font-size-asian="12pt" style:font-size-complex="12pt"/>
    </style:style>
    <style:style style:name="T102" style:family="text">
      <style:text-properties fo:color="#694c42" loext:opacity="100%" style:font-name="ElstobD1" fo:font-size="12pt" officeooo:rsid="006964da" style:font-size-asian="12pt" style:font-size-complex="12pt"/>
    </style:style>
    <style:style style:name="T103" style:family="text">
      <style:text-properties fo:color="#694c42" loext:opacity="100%" style:font-name="Times" fo:font-size="12pt" officeooo:rsid="006651cd" style:font-size-asian="12pt" style:font-size-complex="12pt"/>
    </style:style>
    <style:style style:name="T104" style:family="text">
      <style:text-properties fo:color="#694c42" loext:opacity="100%" style:font-name="JuniusX" fo:font-size="12pt" officeooo:rsid="00635ddd" style:font-size-asian="12pt" style:font-size-complex="12pt"/>
    </style:style>
    <style:style style:name="T105" style:family="text">
      <style:text-properties officeooo:rsid="006a65be"/>
    </style:style>
    <style:style style:name="T106" style:family="text">
      <style:text-properties fo:font-weight="normal" officeooo:rsid="002548e3" style:font-weight-asian="normal" style:font-weight-complex="normal"/>
    </style:style>
    <style:style style:name="T107" style:family="text">
      <style:text-properties officeooo:rsid="006e3010"/>
    </style:style>
    <style:style style:name="T108" style:family="text">
      <style:text-properties officeooo:rsid="006fb294"/>
    </style:style>
    <style:style style:name="T109" style:family="text">
      <style:text-properties style:font-name="Cerne:hist&amp;dlig"/>
    </style:style>
    <style:style style:name="T110" style:family="text">
      <style:text-properties style:font-name="Cerne:hist&amp;dlig" officeooo:rsid="00720699"/>
    </style:style>
    <style:style style:name="T111" style:family="text">
      <style:text-properties style:font-name="Cerne:hist"/>
    </style:style>
    <style:style style:name="T112" style:family="text">
      <style:text-properties officeooo:rsid="0073bdac"/>
    </style:style>
    <style:style style:name="T113" style:family="text">
      <style:text-properties style:font-name="ElstobD:cv51"/>
    </style:style>
    <style:style style:name="T114" style:family="text">
      <style:text-properties officeooo:rsid="0075cb0d"/>
    </style:style>
    <style:style style:name="T115" style:family="text">
      <style:text-properties style:font-name="Cerne:cv12" officeooo:rsid="00216589"/>
    </style:style>
    <style:style style:name="T116" style:family="text">
      <style:text-properties style:font-name="Cerne:cv12" officeooo:rsid="006e3010"/>
    </style:style>
    <style:style style:name="T117" style:family="text">
      <style:text-properties style:font-name="Cerne:cv18" officeooo:rsid="00216589"/>
    </style:style>
    <style:style style:name="T118" style:family="text">
      <style:text-properties officeooo:rsid="007a4bd1"/>
    </style:style>
    <style:style style:name="T119" style:family="text">
      <style:text-properties officeooo:rsid="007c3e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Cerne<text:line-break/></text:span>A Ninth-Century Script <text:span text:style-name="T28">Font</text:span></text:h>
      <text:p text:style-name="P2">The <text:span text:style-name="T1">B</text:span>ook of Cerne <text:span text:style-name="T1">(Cambridge University Library, MS Ll. 1. 10), a ninth-century prayerbook, </text:span><text:span text:style-name="T15">is </text:span><text:span text:style-name="T16">counted</text:span><text:span text:style-name="T15"> among</text:span><text:span text:style-name="T1"> the great </text:span><text:span text:style-name="T16">books</text:span><text:span text:style-name="T1"> produced in </text:span><text:span text:style-name="T16">England</text:span><text:span text:style-name="T1"> before the </text:span><text:span text:style-name="T8">Norman C</text:span><text:span text:style-name="T1">onquest. No small part of this book’s artistic triumph is its script, </text:span><text:span text:style-name="T8">a fine example of the hand </text:span><text:span text:style-name="T74">that </text:span><text:span text:style-name="T16">paleographers</text:span><text:span text:style-name="T74"> </text:span><text:span text:style-name="T8">call “</text:span><text:span text:style-name="T9">P</text:span><text:span text:style-name="T8">ointed </text:span><text:span text:style-name="T9">I</text:span><text:span text:style-name="T8">nsular </text:span><text:span text:style-name="T9">M</text:span><text:span text:style-name="T8">inuscule.”</text:span></text:p>
      <text:p text:style-name="P3"><text:span text:style-name="T8">The </text:span><text:span text:style-name="T30">princi</text:span>pal<text:span text:style-name="T8"> scribe of the Book of </text:span><text:span text:style-name="T5">Cerne</text:span><text:span text:style-name="T8"> was especially fond of color, </text:span><text:span text:style-name="T9">filling </text:span><text:span text:style-name="T10">or </text:span><text:span text:style-name="T29">shadowing</text:span><text:span text:style-name="T9"> most capitals (which are modest in size and often </text:span><text:span text:style-name="T11">lowercase in</text:span><text:span text:style-name="T9"> shape), and also, quite frequently, punctuation marks, accents, and lowercase letters. </text:span><text:span text:style-name="T11">It thus </text:span><text:span text:style-name="T12">is</text:span><text:span text:style-name="T11"> appropriate that the Cerne font should be a </text:span><text:span text:style-name="T31">color</text:span><text:span text:style-name="T11"> font, with colors based on those of the book itself, from the rich brown of its ink to the muted red, blue, green and yellow washes used </text:span><text:span text:style-name="T10">for</text:span><text:span text:style-name="T11"> fill </text:span><text:span text:style-name="T10">and shadow. OpenType features can be used to </text:span><text:span text:style-name="T13">add, omit or vary colors: these are listed below, after a brief </text:span><text:span text:style-name="T14">demonstration</text:span><text:span text:style-name="T13"> of the font’s “</text:span><text:span text:style-name="T115">historic</text:span><text:span text:style-name="T116">al</text:span><text:span text:style-name="T13"> </text:span><text:span text:style-name="T117">mode</text:span><text:span text:style-name="T13">,” which approximates the look of the original script.</text:span></text:p>
      <text:p text:style-name="P5"><text:span text:style-name="T17">A</text:span><text:span text:style-name="T18">s the x-height of Cerne is small (</text:span><text:span text:style-name="T19">compare </text:span><text:span text:style-name="T6">Cerne</text:span><text:span text:style-name="T19"> </text:span><text:span text:style-name="T86">x</text:span><text:span text:style-name="T19"> and </text:span><text:span text:style-name="T6">Elstob</text:span><text:span text:style-name="T19"> </text:span><text:span text:style-name="T85">x</text:span><text:span text:style-name="T19"> at the same point size</text:span><text:span text:style-name="T18">), it must be set large </text:span><text:span text:style-name="T20">to harmonize with</text:span><text:span text:style-name="T18"> surrounding text </text:span><text:span text:style-name="T20">or simply</text:span><text:span text:style-name="T18"> to preserve legibility. </text:span><text:span text:style-name="T21">It </text:span><text:span text:style-name="T22">should usually</text:span><text:span text:style-name="T21"> be set “solid,” that is, with line spacing equal to the point size of the type. Here, for example, </text:span><text:span text:style-name="T23">text</text:span><text:span text:style-name="T21"> is set in 2</text:span><text:span text:style-name="T24">4</text:span><text:span text:style-name="T21">pt and line spacing is also 2</text:span><text:span text:style-name="T24">4</text:span><text:span text:style-name="T21">pt. </text:span><text:span text:style-name="T25">Descenders may be cut off in editors, but they will print</text:span><text:span text:style-name="T26"> correctly and</text:span><text:span text:style-name="T25"> be </text:span><text:span text:style-name="T26">correctly</text:span><text:span text:style-name="T25"> displayed </text:span><text:span text:style-name="T26">in</text:span><text:span text:style-name="T25"> web page</text:span><text:span text:style-name="T26">s</text:span><text:span text:style-name="T25">.</text:span></text:p>
      <text:p text:style-name="P6"><text:span text:style-name="T104">To harmonize with 12pt JuniusX,</text:span><text:span text:style-name="T87"> </text:span><text:span text:style-name="T88">set </text:span><text:span text:style-name="T90">the size of</text:span><text:span text:style-name="T88"> Cerne </text:span><text:span text:style-name="T90">to</text:span><text:span text:style-name="T88"> 2</text:span><text:span text:style-name="T91">1</text:span><text:span text:style-name="T88">pt</text:span><text:span text:style-name="T87">. </text:span><text:span text:style-name="T101">To harmonize with 12pt Elstob </text:span><text:span text:style-name="T103">or 12pt Times</text:span><text:span text:style-name="T101">,</text:span><text:span text:style-name="T87"> </text:span><text:span text:style-name="T92">set </text:span><text:span text:style-name="T93">the size of</text:span><text:span text:style-name="T92"> </text:span><text:span text:style-name="T7">Cerne</text:span><text:span text:style-name="T92"> </text:span><text:span text:style-name="T93">to</text:span><text:span text:style-name="T92"> 2</text:span><text:span text:style-name="T97">2</text:span><text:span text:style-name="T92">pt, </text:span><text:span text:style-name="T94">at which size</text:span><text:span text:style-name="T92"> </text:span><text:span text:style-name="T94">l</text:span><text:span text:style-name="T95">ine spacing must be at least 18pt <text:s/></text:span><text:span text:style-name="T96">(as in this paragraph) </text:span><text:span text:style-name="T95">to accommodate Cerne’s ascenders and descenders,</text:span><text:span text:style-name="T89"> </text:span><text:span text:style-name="T98">which are much longer than those of </text:span><text:span text:style-name="T99">conventional roman fonts</text:span><text:span text:style-name="T98">. </text:span><text:span text:style-name="T100">To match Cerne’</text:span><text:span text:style-name="T102">s text color</text:span><text:span text:style-name="T100">, use HSB values 15°, 36%, 41% or RGB 105, 76, 66 (#694c42).</text:span></text:p>
      <text:p text:style-name="P27">From Bede’s <text:span text:style-name="T33">Historia Ecclesiastica Gentis Anglorum</text:span>:</text:p>
      <text:p text:style-name="P1">Brittania Oceani insula, cui quondā Albion nomen fuit, inter septentrionem <text:span text:style-name="T82">&amp;</text:span> occidentem locata est, <text:span text:style-name="T32">Germaniae</text:span>, Galliae, Hispaniae, maximis <text:span text:style-name="T32">Europae</text:span> partibus, multo interuallo aduersa. <text:span text:style-name="T32">Quae</text:span> ꝑ miliapassuum .dccc. in <text:span text:style-name="T32">Boreā</text:span> longa, latitudinis habet milia .cc, exceptis dumtaxat prolixioribus diuersorum ꝓmontoriorum tractibus, quibus efficitur, ut circuitus eius quadragies octies .lxxv. milia ꝯpleat. Habet a meridie Galliam Belgicam, cuius proximū litus transmeantibus aperit ciuitas, quae dicitur <text:span text:style-name="T32">Rutubi</text:span> portus, a gente <text:span text:style-name="T83">A</text:span>nglorū nunc corrupte Reptacaestir uocata, interposito mari a Gessoriaco Morynor<text:span text:style-name="T78">um</text:span> gentis litore proximo, traiectu miliū .l., siue, ut quidā scripsere, stadiorum .cccl. <text:span text:style-name="T32">A</text:span> tergo autem, unde Oceano infinito patet, <text:span text:style-name="T32">Orcadas</text:span> insulas habet.</text:p>
      <text:h text:style-name="P31" text:outline-level="1">OpenType Features</text:h>
      <text:h text:style-name="Heading_20_2" text:outline-level="2">A. Required features.</text:h>
      <text:p text:style-name="P14">The following features should always be on. In most programs they will be <text:span text:style-name="T76">on by default</text:span>, but in Microsoft Word they must be explicitly enabled: <text:span text:style-name="T37">kern</text:span> (which in Word enables the use of all other features), <text:span text:style-name="T37">ccmp</text:span> (Glyph Composition/Decomposition), <text:span text:style-name="T37">calt</text:span> (Contextual Alternates), <text:span text:style-name="T37">liga</text:span> (Standard Ligatures).</text:p>
      <text:h text:style-name="Heading_20_2" text:outline-level="2">B. <text:span text:style-name="T36">Historic</text:span><text:span text:style-name="T107">al</text:span><text:span text:style-name="T36"> mode</text:span></text:h>
      <text:p text:style-name="P15"><text:span text:style-name="T36">Use </text:span><text:span text:style-name="T38">hist</text:span><text:span text:style-name="T36"> (Historical Forms) or </text:span><text:span text:style-name="T38">ss16</text:span><text:span text:style-name="T36"> (Stylistic Set 16) to turn on </text:span><text:span text:style-name="T45">H</text:span><text:span text:style-name="T36">istoric</text:span><text:span text:style-name="T107">al</text:span><text:span text:style-name="T36"> </text:span><text:span text:style-name="T45">M</text:span><text:span text:style-name="T36">ode, which substitutes old letter-shapes for modern ones </text:span><text:span text:style-name="T107">(and also </text:span><text:span text:style-name="T35">punctus interrogativus</text:span><text:span text:style-name="T107"> for the question mark)</text:span><text:span text:style-name="T36">. </text:span><text:span text:style-name="T57">These features are used for the same purpose in the designer’s Eadui and Cissanthemos fonts.</text:span></text:p>
      <text:h text:style-name="Heading_20_2" text:outline-level="2">C. <text:span text:style-name="T36">Color of capital letters</text:span></text:h>
      <text:p text:style-name="P14">The default color scheme will produce a variety of colors in any stretch of text. Use <text:span text:style-name="T37">ss02</text:span> (Stylistic Set 2) for a different color scheme, or to vary colors within a single stretch of text (for example, if the letter <text:span text:style-name="T37">B</text:span> occurs twice in the same sentence and you want a different color for each occurrence).</text:p>
      <text:p text:style-name="P14">To turn off color for all capitals <text:span text:style-name="T75">(but the text color remains)</text:span>, use <text:span text:style-name="T37">ss03</text:span> (Stylistic Set 3).</text:p>
      <text:p text:style-name="P19"><text:s/><text:span text:style-name="T66">West Seaxe    </text:span><text:span text:style-name="T3">West Seaxe</text:span><text:span text:style-name="T66">    </text:span><text:span text:style-name="T67">West Seaxe</text:span></text:p>
      <text:h text:style-name="Heading_20_2" text:outline-level="2"><text:soft-page-break/>D. Color of <text:span text:style-name="T57">punctuation and accents</text:span></text:h>
      <text:p text:style-name="P21"><text:span text:style-name="T57">Use </text:span><text:span text:style-name="T39">cv48</text:span><text:span text:style-name="T57"> (Character Variant 48) to turn on a red wash for accents. This feature also works with precomposed letter + accent combinations like </text:span><text:span text:style-name="T39">á</text:span><text:span text:style-name="T57"> and </text:span><text:span text:style-name="T39">ē</text:span><text:span text:style-name="T57">. </text:span><text:span text:style-name="T68">Use </text:span><text:span text:style-name="T40">cv79</text:span><text:span text:style-name="T68"> for punctuation. </text:span><text:span text:style-name="T72">In this sequence, both features have been applied:</text:span></text:p>
      <text:p text:style-name="P22">dm̄ omnip̄ . Qui in</text:p>
      <text:h text:style-name="Heading_20_2" text:outline-level="2">E. Color of lowercase letters</text:h>
      <text:p text:style-name="P21"><text:span text:style-name="T57">By default, color is not applied to lowercase letters. </text:span><text:span text:style-name="T58">Rather than a single feature to turn on color, <text:s/>one feature is suppied for every letter of the alphabet, and also </text:span><text:span text:style-name="T55">several symbols</text:span><text:span text:style-name="T58">, as follows:</text:span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8">cv01</text:p>
          </table:table-cell>
          <table:table-cell table:style-name="Table1.F1" office:value-type="string">
            <text:p text:style-name="P8">a</text:p>
          </table:table-cell>
          <table:table-cell table:style-name="Table1.A1" office:value-type="string">
            <text:p text:style-name="P8">cv12</text:p>
          </table:table-cell>
          <table:table-cell table:style-name="Table1.F1" office:value-type="string">
            <text:p text:style-name="P8">h</text:p>
          </table:table-cell>
          <table:table-cell table:style-name="Table1.A1" office:value-type="string">
            <text:p text:style-name="P8">cv22</text:p>
          </table:table-cell>
          <table:table-cell table:style-name="Table1.F1" office:value-type="string">
            <text:p text:style-name="P8">p</text:p>
          </table:table-cell>
          <table:table-cell table:style-name="Table1.A1" office:value-type="string">
            <text:p text:style-name="P8">cv30</text:p>
          </table:table-cell>
          <table:table-cell table:style-name="Table1.H1" office:value-type="string">
            <text:p text:style-name="P12">x</text:p>
          </table:table-cell>
        </table:table-row>
        <table:table-row>
          <table:table-cell table:style-name="Table1.A1" office:value-type="string">
            <text:p text:style-name="P8">cv03</text:p>
          </table:table-cell>
          <table:table-cell table:style-name="Table1.F6" office:value-type="string">
            <text:p text:style-name="P8">b</text:p>
          </table:table-cell>
          <table:table-cell table:style-name="Table1.A1" office:value-type="string">
            <text:p text:style-name="P8">cv13</text:p>
          </table:table-cell>
          <table:table-cell table:style-name="Table1.F6" office:value-type="string">
            <text:p text:style-name="P8">i</text:p>
          </table:table-cell>
          <table:table-cell table:style-name="Table1.A1" office:value-type="string">
            <text:p text:style-name="P8">cv23</text:p>
          </table:table-cell>
          <table:table-cell table:style-name="Table1.F6" office:value-type="string">
            <text:p text:style-name="P8">q</text:p>
          </table:table-cell>
          <table:table-cell table:style-name="Table1.A1" office:value-type="string">
            <text:p text:style-name="P8">cv31</text:p>
          </table:table-cell>
          <table:table-cell table:style-name="Table1.H6" office:value-type="string">
            <text:p text:style-name="P12">y</text:p>
          </table:table-cell>
        </table:table-row>
        <table:table-row>
          <table:table-cell table:style-name="Table1.A1" office:value-type="string">
            <text:p text:style-name="P8">cv04</text:p>
          </table:table-cell>
          <table:table-cell table:style-name="Table1.F5" office:value-type="string">
            <text:p text:style-name="P8">c</text:p>
          </table:table-cell>
          <table:table-cell table:style-name="Table1.A1" office:value-type="string">
            <text:p text:style-name="P8">cv14</text:p>
          </table:table-cell>
          <table:table-cell table:style-name="Table1.F5" office:value-type="string">
            <text:p text:style-name="P8">j</text:p>
          </table:table-cell>
          <table:table-cell table:style-name="Table1.A1" office:value-type="string">
            <text:p text:style-name="P8">cv24</text:p>
          </table:table-cell>
          <table:table-cell table:style-name="Table1.F5" office:value-type="string">
            <text:p text:style-name="P8">r</text:p>
          </table:table-cell>
          <table:table-cell table:style-name="Table1.A1" office:value-type="string">
            <text:p text:style-name="P8">cv32</text:p>
          </table:table-cell>
          <table:table-cell table:style-name="Table1.H5" office:value-type="string">
            <text:p text:style-name="P12">z</text:p>
          </table:table-cell>
        </table:table-row>
        <table:table-row>
          <table:table-cell table:style-name="Table1.A1" office:value-type="string">
            <text:p text:style-name="P8">cv05</text:p>
          </table:table-cell>
          <table:table-cell table:style-name="Table1.F6" office:value-type="string">
            <text:p text:style-name="P8">d</text:p>
          </table:table-cell>
          <table:table-cell table:style-name="Table1.A1" office:value-type="string">
            <text:p text:style-name="P8">cv15</text:p>
          </table:table-cell>
          <table:table-cell table:style-name="Table1.F6" office:value-type="string">
            <text:p text:style-name="P8">k</text:p>
          </table:table-cell>
          <table:table-cell table:style-name="Table1.A1" office:value-type="string">
            <text:p text:style-name="P8">cv25</text:p>
          </table:table-cell>
          <table:table-cell table:style-name="Table1.F6" office:value-type="string">
            <text:p text:style-name="P12">s</text:p>
          </table:table-cell>
          <table:table-cell table:style-name="Table1.A1" office:value-type="string">
            <text:p text:style-name="P8">cv35</text:p>
          </table:table-cell>
          <table:table-cell table:style-name="Table1.H6" office:value-type="string">
            <text:p text:style-name="P8">æ</text:p>
          </table:table-cell>
        </table:table-row>
        <table:table-row>
          <table:table-cell table:style-name="Table1.A1" office:value-type="string">
            <text:p text:style-name="P8">cv07</text:p>
          </table:table-cell>
          <table:table-cell table:style-name="Table1.F5" office:value-type="string">
            <text:p text:style-name="P8">e</text:p>
          </table:table-cell>
          <table:table-cell table:style-name="Table1.A1" office:value-type="string">
            <text:p text:style-name="P8">cv16</text:p>
          </table:table-cell>
          <table:table-cell table:style-name="Table1.F5" office:value-type="string">
            <text:p text:style-name="P8">l</text:p>
          </table:table-cell>
          <table:table-cell table:style-name="Table1.A1" office:value-type="string">
            <text:p text:style-name="P8">cv26</text:p>
          </table:table-cell>
          <table:table-cell table:style-name="Table1.F5" office:value-type="string">
            <text:p text:style-name="P12">t</text:p>
          </table:table-cell>
          <table:table-cell table:style-name="Table1.A1" office:value-type="string">
            <text:p text:style-name="P8">cv40</text:p>
          </table:table-cell>
          <table:table-cell table:style-name="Table1.H5" office:value-type="string">
            <text:p text:style-name="P10">&amp; ⁊</text:p>
          </table:table-cell>
        </table:table-row>
        <table:table-row>
          <table:table-cell table:style-name="Table1.A1" office:value-type="string">
            <text:p text:style-name="P11">cv08</text:p>
          </table:table-cell>
          <table:table-cell table:style-name="Table1.F6" office:value-type="string">
            <text:p text:style-name="P8">ę</text:p>
          </table:table-cell>
          <table:table-cell table:style-name="Table1.A1" office:value-type="string">
            <text:p text:style-name="P8">cv18</text:p>
          </table:table-cell>
          <table:table-cell table:style-name="Table1.F6" office:value-type="string">
            <text:p text:style-name="P8">m</text:p>
          </table:table-cell>
          <table:table-cell table:style-name="Table1.A1" office:value-type="string">
            <text:p text:style-name="P8">cv27</text:p>
          </table:table-cell>
          <table:table-cell table:style-name="Table1.F6" office:value-type="string">
            <text:p text:style-name="P12">u</text:p>
          </table:table-cell>
          <table:table-cell table:style-name="Table1.A1" office:value-type="string">
            <text:p text:style-name="P10">cv42</text:p>
          </table:table-cell>
          <table:table-cell table:style-name="Table1.H6" office:value-type="string">
            <text:p text:style-name="P10">ꝫ ꝯ</text:p>
          </table:table-cell>
        </table:table-row>
        <table:table-row>
          <table:table-cell table:style-name="Table1.A1" office:value-type="string">
            <text:p text:style-name="P8">cv09</text:p>
          </table:table-cell>
          <table:table-cell table:style-name="Table1.F7" office:value-type="string">
            <text:p text:style-name="P9">f</text:p>
          </table:table-cell>
          <table:table-cell table:style-name="Table1.A1" office:value-type="string">
            <text:p text:style-name="P8">cv19</text:p>
          </table:table-cell>
          <table:table-cell table:style-name="Table1.F7" office:value-type="string">
            <text:p text:style-name="P8">n</text:p>
          </table:table-cell>
          <table:table-cell table:style-name="Table1.A1" office:value-type="string">
            <text:p text:style-name="P8">cv28</text:p>
          </table:table-cell>
          <table:table-cell table:style-name="Table1.F7" office:value-type="string">
            <text:p text:style-name="P12">v</text:p>
          </table:table-cell>
          <table:table-cell table:style-name="Table1.A1" office:value-type="string">
            <text:p text:style-name="P13">cv51</text:p>
          </table:table-cell>
          <table:table-cell table:style-name="Table1.H7" office:value-type="string">
            <text:p text:style-name="P10">? <text:span text:style-name="T113">?</text:span></text:p>
          </table:table-cell>
        </table:table-row>
        <table:table-row>
          <table:table-cell table:style-name="Table1.A1" office:value-type="string">
            <text:p text:style-name="P8">cv10</text:p>
          </table:table-cell>
          <table:table-cell table:style-name="Table1.F8" office:value-type="string">
            <text:p text:style-name="P9">g</text:p>
          </table:table-cell>
          <table:table-cell table:style-name="Table1.A1" office:value-type="string">
            <text:p text:style-name="P8">cv21</text:p>
          </table:table-cell>
          <table:table-cell table:style-name="Table1.F8" office:value-type="string">
            <text:p text:style-name="P12">o</text:p>
          </table:table-cell>
          <table:table-cell table:style-name="Table1.A1" office:value-type="string">
            <text:p text:style-name="P8">cv29</text:p>
          </table:table-cell>
          <table:table-cell table:style-name="Table1.F8" office:value-type="string">
            <text:p text:style-name="P12">w</text:p>
          </table:table-cell>
          <table:table-cell table:style-name="Table1.G8" office:value-type="string">
            <text:p text:style-name="P10"/>
          </table:table-cell>
          <table:table-cell table:style-name="Table1.H8" office:value-type="string">
            <text:p text:style-name="P10"/>
          </table:table-cell>
        </table:table-row>
      </table:table>
      <text:p text:style-name="P16"/>
      <text:p text:style-name="P17"><text:span text:style-name="T63">These match the </text:span><text:span text:style-name="T47">mapping</text:span><text:span text:style-name="T63"> of letters to features in the designer’s </text:span><text:a xlink:type="simple" xlink:href="https://github.com/psb1558/Junicode-New" text:style-name="Internet_20_link" text:visited-style-name="Visited_20_Internet_20_Link"><text:span text:style-name="T63">JuniusX</text:span></text:a><text:span text:style-name="T63"> </text:span><text:span text:style-name="T114">f</text:span><text:span text:style-name="T63">ont; </text:span><text:span text:style-name="T105">but in Cerne, </text:span><text:span text:style-name="Source_20_Text"><text:span text:style-name="T105">cvXX</text:span></text:span><text:span text:style-name="T105"> features only add color: they do not produce alternate letterforms</text:span><text:span text:style-name="T63">. </text:span><text:span text:style-name="T59">As some letters have many variants, including ligatures </text:span><text:span text:style-name="T60">(</text:span><text:span text:style-name="T59">only </text:span><text:span text:style-name="T48">a</text:span><text:span text:style-name="T62"> single</text:span><text:span text:style-name="T59"> element of which is usually colored</text:span><text:span text:style-name="T60">)</text:span><text:span text:style-name="T59">, these </text:span><text:span text:style-name="Source_20_Text"><text:span text:style-name="T106">cvXX</text:span></text:span><text:span text:style-name="T59"> features may not affect every instance of the letters they apply to.</text:span></text:p>
      <text:p text:style-name="P18"><text:span text:style-name="T61">It will rarely work well to apply these features to entire texts: </text:span><text:span text:style-name="T46">apply them to individual words instead</text:span><text:span text:style-name="T61">. </text:span><text:span text:style-name="T64">If you need to apply the feature to only part of a word (for example, because there are two instances of a letter and you only want one highlighted), try to make sure the boundaries of the sequence you apply it to don’t fall between characters that are ligatured or kerned </text:span><text:span text:style-name="T77">(the default spacing altered)</text:span><text:span text:style-name="T64">—</text:span><text:span text:style-name="T69">such boundaries will separate ligatured elements and disrupt </text:span><text:span text:style-name="T54">letter-</text:span><text:span text:style-name="T69">spacing. </text:span><text:span text:style-name="T49">F</text:span><text:span text:style-name="T64">or example, if you want to highlight the initial but not the last </text:span><text:span text:style-name="T52">y</text:span><text:span text:style-name="T54"> in</text:span></text:p>
      <text:p text:style-name="P20"><text:span text:style-name="T65">yo</text:span>yo</text:p>
      <text:p text:style-name="P23"><text:span text:style-name="T50">you should not apply the feature </text:span><text:span text:style-name="T51">cv31</text:span><text:span text:style-name="T50"> to only the initial </text:span><text:span text:style-name="T51">y</text:span><text:span text:style-name="T50">, since that is kerned with the following </text:span><text:span text:style-name="T51">o</text:span><text:span text:style-name="T50"> </text:span><text:span text:style-name="T53">(as you’ll see if you try it)</text:span><text:span text:style-name="T50">, but rather to the initial </text:span><text:span text:style-name="T51">yo</text:span><text:span text:style-name="T50"> sequence, since </text:span><text:span text:style-name="T51">o</text:span><text:span text:style-name="T50"> is not kerned with the following </text:span><text:span text:style-name="T51">y</text:span><text:span text:style-name="T50">. </text:span><text:span text:style-name="T49">The difference in the case of “yoyo” would be subtle, but consider this word:</text:span></text:p>
      <text:p text:style-name="P20"><text:soft-page-break/><text:span text:style-name="T70">ta</text:span>ught</text:p>
      <text:p text:style-name="Text_20_body">Here <text:span text:style-name="T71">the feature </text:span><text:span text:style-name="T41">cv26</text:span><text:span text:style-name="T71"> has been applied to the sequence </text:span><text:span text:style-name="T41">ta</text:span><text:span text:style-name="T71">, which has a special form of </text:span><text:span text:style-name="T41">t</text:span><text:span text:style-name="T71"> that </text:span><text:span text:style-name="T79">forms a </text:span><text:span text:style-name="T71">ligature with the following </text:span><text:span text:style-name="T41">a</text:span><text:span text:style-name="T71">. If you applied the feature only to the initial </text:span><text:span text:style-name="T41">t</text:span><text:span text:style-name="T71">, the boundary of that one-letter sequence would fall between the </text:span><text:span text:style-name="T41">t</text:span><text:span text:style-name="T71"> and the </text:span><text:span text:style-name="T41">a</text:span><text:span text:style-name="T71">, breaking the ligature:</text:span></text:p>
      <text:p text:style-name="P20"><text:span text:style-name="T70">t</text:span>aught</text:p>
      <text:p text:style-name="P24">This is not a consideration in MS Word, which provides no access to these lowercase variants. In Adobe InDesign, you choose variants from a palette instead of by applying a feature, so you needn’t worry about feature boundaries in that program either.</text:p>
      <text:h text:style-name="Heading_20_2" text:outline-level="2">F. <text:span text:style-name="T81">Other features</text:span></text:h>
      <text:p text:style-name="P30"><text:span text:style-name="Source_20_Text"><text:span text:style-name="T80">ss04</text:span></text:span><text:span text:style-name="T80"> “Word-final forms” produces word-final variants of </text:span><text:span text:style-name="T42">a</text:span><text:span text:style-name="T80">, </text:span><text:span text:style-name="T42">e</text:span><text:span text:style-name="T80">, insular </text:span><text:span text:style-name="T42">r</text:span><text:span text:style-name="T80">, and </text:span><text:span text:style-name="T42">t</text:span><text:span text:style-name="T80">. This is a context-sensitive feature: it will work only at the ends of words, </text:span><text:span text:style-name="T84">and so it is safe to apply it to whole words so as</text:span><text:span text:style-name="T80"> to avoid interfering with other formatting. </text:span><text:span text:style-name="Source_20_Text"><text:span text:style-name="T84">ss05</text:span></text:span><text:span text:style-name="T84"> produces variants of several characters: </text:span><text:span text:style-name="T43">A</text:span><text:span text:style-name="T105">, </text:span><text:span text:style-name="T44">Q</text:span><text:span text:style-name="T119">,</text:span><text:span text:style-name="T105"> </text:span><text:span text:style-name="T43">T</text:span><text:span text:style-name="T105">, </text:span><text:span text:style-name="T43">h</text:span><text:span text:style-name="T105"> ( &gt; insular abbrev. for </text:span><text:span text:style-name="T34">autem</text:span><text:span text:style-name="T105">), </text:span><text:span text:style-name="T43">i</text:span><text:span text:style-name="T105">, </text:span><text:span text:style-name="T43">ı</text:span><text:span text:style-name="T105">, </text:span><text:span text:style-name="T43">u</text:span><text:span text:style-name="T105">, </text:span><text:span text:style-name="T43">ꝑ</text:span><text:span text:style-name="T105"> ( &gt; insular shape)</text:span><text:span text:style-name="T84">. Use it to introduce variety into your text. </text:span><text:span text:style-name="Source_20_Text"><text:span text:style-name="T108">dlig</text:span></text:span><text:span text:style-name="T108"> (Discretionary Ligatures) produces several ligatures used irregularly in the Book of Cerne:</text:span></text:p>
      <text:p text:style-name="P7">e + i &gt; <text:span text:style-name="T110">ei</text:span>      e + o &gt; <text:span text:style-name="T109">eo</text:span>      <text:span text:style-name="T111">s + s &gt; </text:span><text:span text:style-name="T109">ss</text:span></text:p>
      <text:p text:style-name="P26"><text:span text:style-name="T112">Use these in </text:span><text:span text:style-name="T56">H</text:span><text:span text:style-name="T112">istorical </text:span><text:span text:style-name="T56">M</text:span><text:span text:style-name="T112">ode to vary the look of the text.</text:span></text:p>
      <text:p text:style-name="P25"/>
      <text:p text:style-name="P4"><text:span text:style-name="T4">The Cerne Font</text:span><text:span text:style-name="T73"><text:line-break/></text:span><text:span text:style-name="T27">C</text:span><text:span text:style-name="T73">opyright © 2021 by Peter S. Baker<text:line-break/>The font is </text:span><text:span text:style-name="T27">distributed</text:span><text:span text:style-name="T73"> under the Open Font License and is free to use<text:line-break/>for any purpose, either in print or online.</text:span></text:p>
      <text:p text:style-name="P28">Download it here: <text:a xlink:type="simple" xlink:href="https://github.com/psb1558/Cerne-font" text:style-name="Internet_20_link" text:visited-style-name="Visited_20_Internet_20_Link">https://github.com/psb1558/Cerne-font</text:a></text:p>
      <text:p text:style-name="P29">This document was created with LibreOffice. The text font is Elstob, the variable font for medievalis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erne" svg:font-family="Cerne" style:font-pitch="variable"/>
    <style:font-face style:name="Cerne1" svg:font-family="Cerne" style:font-adornments="Regular" style:font-pitch="variable"/>
    <style:font-face style:name="Cerne:cv04&amp;cv16&amp;cv21&amp;cv24" svg:font-family="Cerne:cv04&amp;cv16&amp;cv21&amp;cv24" style:font-pitch="variable"/>
    <style:font-face style:name="Cerne:cv12" svg:font-family="Cerne:cv12" style:font-pitch="variable"/>
    <style:font-face style:name="Cerne:cv18" svg:font-family="Cerne:cv18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0" svg:font-family="Cerne:cv30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0" svg:font-family="Cerne:hist&amp;cv40" style:font-pitch="variable"/>
    <style:font-face style:name="Cerne:hist&amp;cv48&amp;cv79" svg:font-family="Cerne:hist&amp;cv48&amp;cv79" style:font-pitch="variable"/>
    <style:font-face style:name="Cerne:hist&amp;dlig" svg:font-family="Cerne:hist&amp;dlig" style:font-pitch="variable"/>
    <style:font-face style:name="Cerne:hist&amp;ss02" svg:font-family="Cerne:hist&amp;ss02" style:font-pitch="variable"/>
    <style:font-face style:name="Cerne:hist&amp;ss05" svg:font-family="Cerne:hist&amp;ss05" style:font-pitch="variable"/>
    <style:font-face style:name="Cerne:ss02" svg:font-family="Cerne:ss02" style:font-pitch="variable"/>
    <style:font-face style:name="Cerne:ss03" svg:font-family="Cerne:ss03" style:font-pitch="variable"/>
    <style:font-face style:name="Cerne:ss2" svg:font-family="Cerne:ss2" style:font-pitch="variable"/>
    <style:font-face style:name="Elstob" svg:font-family="Elstob" style:font-adornments="Regular" style:font-pitch="variable"/>
    <style:font-face style:name="ElstobD1" svg:font-family="ElstobD" style:font-pitch="variable"/>
    <style:font-face style:name="ElstobD" svg:font-family="ElstobD" style:font-adornments="Regular" style:font-pitch="variable"/>
    <style:font-face style:name="ElstobD:cv51" svg:font-family="ElstobD:cv51" style:font-pitch="variable"/>
    <style:font-face style:name="ElstobD:dlig" svg:font-family="ElstobD:dlig" style:font-pitch="variable"/>
    <style:font-face style:name="JuniusX" svg:font-family="JuniusX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Sand_20_light" draw:display-name="Sand light" xlink:href="Pictures/100000000000005E0000005EEDF0F9B8B236D87E.jpg" xlink:type="simple" xlink:show="embed" xlink:actuate="onLoad"/>
    <draw:fill-image draw:name="Surface" xlink:href="Pictures/100000000000020000000200C2ABCAB7CA03496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673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orphans="0" fo:widows="0" style:page-number="auto"/>
      <style:text-properties style:font-name="ElstobD" fo:font-family="ElstobD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2799in" style:contextual-spacing="false" fo:line-height="0.5in" fo:text-align="center" style:justify-single-word="false"/>
      <style:text-properties style:font-name="Cerne1" fo:font-family="Cerne" style:font-style-name="Regular" style:font-pitch="variable" fo:font-size="48pt" fo:font-weight="normal" style:font-size-asian="130%" style:font-weight-asian="bold" style:font-size-complex="130%" style:font-weight-complex="bold"/>
    </style:style>
    <style:style style:name="Demo" style:family="paragraph" style:parent-style-name="Text_20_body" style:master-page-name="">
      <style:paragraph-properties fo:line-height="0.3299in" style:page-number="auto"/>
      <style:text-properties style:font-name="Cerne1" fo:font-family="Cerne" style:font-style-name="Regular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Elstob" fo:font-family="Elstob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5:32:48.630974778</meta:creation-date>
    <dc:date>2021-06-19T19:14:04.279999485</dc:date>
    <meta:editing-duration>PT20H30M6S</meta:editing-duration>
    <meta:editing-cycles>61</meta:editing-cycles>
    <meta:generator>LibreOffice/7.0.1.2$MacOSX_X86_64 LibreOffice_project/7cbcfc562f6eb6708b5ff7d7397325de9e764452</meta:generator>
    <meta:print-date>2021-06-19T19:12:05.471390687</meta:print-date>
    <meta:document-statistic meta:table-count="1" meta:image-count="0" meta:object-count="0" meta:page-count="4" meta:paragraph-count="98" meta:word-count="1250" meta:character-count="7146" meta:non-whitespace-character-count="5976"/>
  </office:meta>
</office:document-meta>
</file>